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13cm"/>
      <style:paragraph-properties style:writing-mode="lr-tb"/>
    </style:style>
    <style:style style:name="gr4" style:family="graphic" style:parent-style-name="standard">
      <style:graphic-properties draw:fill="solid" draw:fill-color="#b4c7dc" draw:textarea-horizontal-align="justify" draw:textarea-vertical-align="middle" draw:auto-grow-height="false" fo:min-height="0.828cm" fo:min-width="5.159cm" fo:wrap-option="wrap"/>
      <style:paragraph-properties style:writing-mode="lr-tb"/>
    </style:style>
    <style:style style:name="gr5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2.73cm" fo:min-width="5.655cm" fo:wrap-option="wrap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45cm" fo:min-width="3.632cm" fo:wrap-option="wrap"/>
      <style:paragraph-properties style:writing-mode="lr-tb"/>
    </style:style>
    <style:style style:name="gr7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1.356cm" fo:min-width="6.948cm" fo:wrap-option="wrap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46cm" fo:min-width="3.272cm" fo:wrap-option="wrap"/>
      <style:paragraph-properties style:writing-mode="lr-tb"/>
    </style:style>
    <style:style style:name="gr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3.272cm" fo:wrap-option="wrap"/>
      <style:paragraph-properties style:writing-mode="lr-tb"/>
    </style:style>
    <style:style style:name="gr1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3.363cm" fo:wrap-option="wrap"/>
      <style:paragraph-properties style:writing-mode="lr-tb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368cm" fo:min-width="2.016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46cm" fo:min-width="2.374cm" fo:wrap-option="wrap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04cm" fo:wrap-option="wrap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368cm" fo:min-width="2.285cm" fo:wrap-option="wrap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374cm" fo:wrap-option="wrap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285cm" fo:wrap-option="wrap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285cm" fo:wrap-option="wrap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1.925cm" fo:wrap-option="wrap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26cm" fo:min-width="2.054cm" fo:wrap-option="wrap"/>
      <style:paragraph-properties style:writing-mode="lr-tb"/>
    </style:style>
    <style:style style:name="gr2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368cm" fo:min-width="2.643cm" fo:wrap-option="wrap"/>
      <style:paragraph-properties style:writing-mode="lr-tb"/>
    </style:style>
    <style:style style:name="gr2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1.925cm" fo:wrap-option="wrap"/>
      <style:paragraph-properties style:writing-mode="lr-tb"/>
    </style:style>
    <style:style style:name="gr2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57cm" fo:min-width="2.554cm" fo:wrap-option="wrap"/>
      <style:paragraph-properties style:writing-mode="lr-tb"/>
    </style:style>
    <style:style style:name="gr2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57cm" fo:min-width="2.554cm" fo:wrap-option="wrap"/>
      <style:paragraph-properties style:writing-mode="lr-tb"/>
    </style:style>
    <style:style style:name="gr2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1.836cm" fo:wrap-option="wrap"/>
      <style:paragraph-properties style:writing-mode="lr-tb"/>
    </style:style>
    <style:style style:name="gr26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1.929cm" fo:min-width="1.933cm" fo:wrap-option="wrap"/>
      <style:paragraph-properties style:writing-mode="lr-tb"/>
    </style:style>
    <style:style style:name="gr2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2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2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919cm" fo:min-width="2.194cm" fo:wrap-option="wrap"/>
      <style:paragraph-properties style:writing-mode="lr-tb"/>
    </style:style>
    <style:style style:name="gr3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194cm" fo:wrap-option="wrap"/>
      <style:paragraph-properties style:writing-mode="lr-tb"/>
    </style:style>
    <style:style style:name="gr3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188cm" fo:min-width="1.656cm" fo:wrap-option="wrap"/>
      <style:paragraph-properties style:writing-mode="lr-tb"/>
    </style:style>
    <style:style style:name="gr3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648cm" fo:min-width="2.105cm" fo:wrap-option="wrap"/>
      <style:paragraph-properties style:writing-mode="lr-tb"/>
    </style:style>
    <style:style style:name="gr3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3.812cm" fo:wrap-option="wrap"/>
      <style:paragraph-properties style:writing-mode="lr-tb"/>
    </style:style>
    <style:style style:name="gr3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3.541cm" fo:wrap-option="wrap"/>
      <style:paragraph-properties style:writing-mode="lr-tb"/>
    </style:style>
    <style:style style:name="gr3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39cm" fo:min-width="1.567cm" fo:wrap-option="wrap"/>
      <style:paragraph-properties style:writing-mode="lr-tb"/>
    </style:style>
    <style:style style:name="gr3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919cm" fo:min-width="1.836cm" fo:wrap-option="wrap"/>
      <style:paragraph-properties style:writing-mode="lr-tb"/>
    </style:style>
    <style:style style:name="gr3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919cm" fo:min-width="1.836cm" fo:wrap-option="wrap"/>
      <style:paragraph-properties style:writing-mode="lr-tb"/>
    </style:style>
    <style:style style:name="gr3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1.836cm" fo:wrap-option="wrap"/>
      <style:paragraph-properties style:writing-mode="lr-tb"/>
    </style:style>
    <style:style style:name="gr3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97cm" fo:min-width="2.374cm" fo:wrap-option="wrap"/>
      <style:paragraph-properties style:writing-mode="lr-tb"/>
    </style:style>
    <style:style style:name="gr4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828cm" fo:min-width="1.836cm" fo:wrap-option="wrap"/>
      <style:paragraph-properties style:writing-mode="lr-tb"/>
    </style:style>
    <style:style style:name="gr41" style:family="graphic" style:parent-style-name="standard" style:list-style-name="L1">
      <style:graphic-properties draw:fill="solid" draw:fill-color="#dde8cb" draw:textarea-horizontal-align="justify" draw:textarea-vertical-align="middle" draw:auto-grow-height="false" fo:min-height="1.699cm" fo:min-width="4.116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b4c7dc"/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solid"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1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556cm" svg:y1="6.577cm" svg:x2="4cm" svg:y2="6.223cm" draw:start-shape="id1" draw:start-glue-point="4" draw:end-shape="id2" draw:end-glue-point="2" svg:d="M3556 6577l444-354" svg:viewBox="0 0 445 355">
          <text:p/>
        </draw:connector>
        <draw:connector draw:style-name="gr1" draw:text-style-name="P1" draw:layer="layout" draw:type="line" svg:x1="11.621cm" svg:y1="9.271cm" svg:x2="9.017cm" svg:y2="8.763cm" draw:start-shape="id3" draw:start-glue-point="4" draw:end-shape="id4" draw:end-glue-point="8" svg:d="M11621 9271l-2604-508" svg:viewBox="0 0 2605 509">
          <text:p/>
        </draw:connector>
        <draw:connector draw:style-name="gr1" draw:text-style-name="P1" draw:layer="layout" draw:type="line" svg:x1="17.907cm" svg:y1="8.001cm" svg:x2="4.908cm" svg:y2="2.159cm" draw:start-shape="id5" draw:start-glue-point="0" draw:end-shape="id6" draw:end-glue-point="8" svg:d="M17907 8001l-12999-5842" svg:viewBox="0 0 13000 5843">
          <text:p/>
        </draw:connector>
        <draw:connector draw:style-name="gr1" draw:text-style-name="P1" draw:layer="layout" draw:type="line" svg:x1="13.97cm" svg:y1="13.78cm" svg:x2="18.478cm" svg:y2="11.938cm" draw:start-shape="id7" draw:start-glue-point="10" draw:end-shape="id8" draw:end-glue-point="8" svg:d="M13970 13780l4508-1842" svg:viewBox="0 0 4509 1843">
          <text:p/>
        </draw:connector>
        <draw:connector draw:style-name="gr1" draw:text-style-name="P1" draw:layer="layout" draw:type="line" svg:x1="15.367cm" svg:y1="18.796cm" svg:x2="18.478cm" svg:y2="11.938cm" draw:start-shape="id9" draw:start-glue-point="4" draw:end-shape="id8" draw:end-glue-point="8" svg:d="M15367 18796l3111-6858" svg:viewBox="0 0 3112 6859">
          <text:p/>
        </draw:connector>
        <draw:connector draw:style-name="gr1" draw:text-style-name="P1" draw:layer="layout" draw:type="line" svg:x1="14.732cm" svg:y1="11.938cm" svg:x2="18.478cm" svg:y2="11.938cm" draw:start-shape="id10" draw:start-glue-point="10" draw:end-shape="id8" draw:end-glue-point="8" svg:d="M14732 11938h3746" svg:viewBox="0 0 3747 1">
          <text:p/>
        </draw:connector>
        <draw:connector draw:style-name="gr1" draw:text-style-name="P1" draw:layer="layout" draw:type="line" svg:x1="15.011cm" svg:y1="17.132cm" svg:x2="18.478cm" svg:y2="11.938cm" draw:start-shape="id11" draw:start-glue-point="11" draw:end-shape="id8" draw:end-glue-point="8" svg:d="M15011 17132l3467-5194" svg:viewBox="0 0 3468 5195">
          <text:p/>
        </draw:connector>
        <draw:connector draw:style-name="gr1" draw:text-style-name="P1" draw:layer="layout" draw:type="line" svg:x1="17.399cm" svg:y1="22.035cm" svg:x2="18.478cm" svg:y2="11.938cm" draw:start-shape="id12" draw:start-glue-point="10" draw:end-shape="id8" draw:end-glue-point="8" svg:d="M17399 22035l1079-10097" svg:viewBox="0 0 1080 10098">
          <text:p/>
        </draw:connector>
        <draw:connector draw:style-name="gr1" draw:text-style-name="P1" draw:layer="layout" draw:type="line" svg:x1="3.798cm" svg:y1="14.05cm" svg:x2="4.826cm" svg:y2="13.716cm" draw:start-shape="id13" draw:start-glue-point="11" draw:end-shape="id14" draw:end-glue-point="8" svg:d="M3798 14050l1028-334" svg:viewBox="0 0 1029 335">
          <text:p/>
        </draw:connector>
        <draw:connector draw:style-name="gr1" draw:text-style-name="P1" draw:layer="layout" draw:type="line" svg:x1="4.104cm" svg:y1="16.628cm" svg:x2="4.826cm" svg:y2="13.716cm" draw:start-shape="id15" draw:start-glue-point="11" draw:end-shape="id14" draw:end-glue-point="8" svg:d="M4104 16628l722-2912" svg:viewBox="0 0 723 2913">
          <text:p/>
        </draw:connector>
        <draw:connector draw:style-name="gr1" draw:text-style-name="P1" draw:layer="layout" draw:type="line" svg:x1="5.588cm" svg:y1="19.816cm" svg:x2="4.826cm" svg:y2="13.716cm" draw:start-shape="id16" draw:start-glue-point="10" draw:end-shape="id14" draw:end-glue-point="8" svg:d="M5588 19816l-762-6100" svg:viewBox="0 0 763 6101">
          <text:p/>
        </draw:connector>
        <draw:connector draw:style-name="gr1" draw:text-style-name="P1" draw:layer="layout" draw:type="line" svg:x1="4.953cm" svg:y1="21.844cm" svg:x2="4.826cm" svg:y2="13.716cm" draw:start-shape="id17" draw:start-glue-point="10" draw:end-shape="id14" draw:end-glue-point="8" svg:d="M4953 21844l-127-8128" svg:viewBox="0 0 128 8129">
          <text:p/>
        </draw:connector>
        <draw:connector draw:style-name="gr1" draw:text-style-name="P1" draw:layer="layout" draw:type="line" svg:x1="4.699cm" svg:y1="23.94cm" svg:x2="4.826cm" svg:y2="13.716cm" draw:start-shape="id18" draw:start-glue-point="10" draw:end-shape="id14" draw:end-glue-point="8" svg:d="M4699 23940l127-10224" svg:viewBox="0 0 128 10225">
          <text:p/>
        </draw:connector>
        <draw:connector draw:style-name="gr1" draw:text-style-name="P1" draw:layer="layout" draw:type="line" svg:x1="4.899cm" svg:y1="26.353cm" svg:x2="4.826cm" svg:y2="13.716cm" draw:start-shape="id19" draw:start-glue-point="10" draw:end-shape="id14" draw:end-glue-point="8" svg:d="M4899 26353l-73-12637" svg:viewBox="0 0 74 12638">
          <text:p/>
        </draw:connector>
        <draw:connector draw:style-name="gr1" draw:text-style-name="P1" draw:layer="layout" draw:type="line" svg:x1="5.588cm" svg:y1="26.353cm" svg:x2="4.826cm" svg:y2="13.716cm" draw:start-shape="id20" draw:start-glue-point="6" draw:end-shape="id14" draw:end-glue-point="8" svg:d="M5588 26353l-762-12637" svg:viewBox="0 0 763 12638">
          <text:p/>
        </draw:connector>
        <draw:connector draw:style-name="gr1" draw:text-style-name="P1" draw:layer="layout" draw:type="line" svg:x1="5.969cm" svg:y1="24.511cm" svg:x2="4.826cm" svg:y2="13.716cm" draw:start-shape="id21" draw:start-glue-point="6" draw:end-shape="id14" draw:end-glue-point="8" svg:d="M5969 24511l-1143-10795" svg:viewBox="0 0 1144 10796">
          <text:p/>
        </draw:connector>
        <draw:connector draw:style-name="gr1" draw:text-style-name="P1" draw:layer="layout" draw:type="line" svg:x1="9.752cm" svg:y1="26.326cm" svg:x2="4.826cm" svg:y2="13.716cm" draw:start-shape="id22" draw:start-glue-point="6" draw:end-shape="id14" draw:end-glue-point="8" svg:d="M9752 26326l-4926-12610" svg:viewBox="0 0 4927 12611">
          <text:p/>
        </draw:connector>
        <draw:connector draw:style-name="gr1" draw:text-style-name="P1" draw:layer="layout" draw:type="line" svg:x1="9.525cm" svg:y1="24.003cm" svg:x2="4.826cm" svg:y2="13.716cm" draw:start-shape="id23" draw:start-glue-point="6" draw:end-shape="id14" draw:end-glue-point="8" svg:d="M9525 24003l-4699-10287" svg:viewBox="0 0 4700 10288">
          <text:p/>
        </draw:connector>
        <draw:frame draw:style-name="gr2" draw:text-style-name="P2" draw:layer="layout" svg:width="2.238cm" svg:height="1.047cm" svg:x="13.337cm" svg:y="25.64cm">
          <draw:text-box>
            <text:p><text:span text:style-name="T1">See supply</text:span><text:span text:style-name="T1"><text:line-break/></text:span><text:span text:style-name="T1">chain</text:span></text:p>
          </draw:text-box>
        </draw:frame>
        <draw:frame draw:style-name="gr3" draw:text-style-name="P2" draw:layer="layout" svg:width="4.613cm" svg:height="0.649cm" svg:x="0.848cm" svg:y="24.765cm">
          <draw:text-box>
            <text:p><text:span text:style-name="T1">See security guide applied</text:span></text:p>
          </draw:text-box>
        </draw:frame>
        <draw:connector draw:style-name="gr1" draw:text-style-name="P1" draw:layer="layout" draw:type="line" svg:x1="4cm" svg:y1="2.921cm" svg:x2="4.908cm" svg:y2="2.159cm" draw:start-shape="id2" draw:start-glue-point="0" draw:end-shape="id6" draw:end-glue-point="8" svg:d="M4000 2921l908-762" svg:viewBox="0 0 909 763">
          <text:p/>
        </draw:connector>
        <draw:connector draw:style-name="gr1" draw:text-style-name="P1" draw:layer="layout" draw:type="line" svg:x1="4.826cm" svg:y1="12.192cm" svg:x2="4.826cm" svg:y2="11.684cm" draw:start-shape="id14" draw:start-glue-point="4" draw:end-shape="id24" draw:end-glue-point="2" svg:d="M4826 12192v-508" svg:viewBox="0 0 1 509">
          <text:p/>
        </draw:connector>
        <draw:connector draw:style-name="gr1" draw:text-style-name="P1" draw:layer="layout" draw:type="line" svg:x1="9.017cm" svg:y1="6.223cm" svg:x2="7.239cm" svg:y2="4.572cm" draw:start-shape="id4" draw:start-glue-point="4" draw:end-shape="id2" draw:end-glue-point="1" svg:d="M9017 6223l-1778-1651" svg:viewBox="0 0 1779 1652">
          <text:p/>
        </draw:connector>
        <draw:connector draw:style-name="gr1" draw:text-style-name="P1" draw:layer="layout" draw:type="line" svg:x1="4.826cm" svg:y1="9.906cm" svg:x2="3.556cm" svg:y2="9.398cm" draw:start-shape="id24" draw:start-glue-point="0" draw:end-shape="id1" draw:end-glue-point="8" svg:d="M4826 9906l-1270-508" svg:viewBox="0 0 1271 509">
          <text:p/>
        </draw:connector>
        <draw:connector draw:style-name="gr1" draw:text-style-name="P1" draw:layer="layout" draw:type="line" svg:x1="9.906cm" svg:y1="21.971cm" svg:x2="4.826cm" svg:y2="13.716cm" draw:start-shape="id25" draw:start-glue-point="6" draw:end-shape="id14" draw:end-glue-point="8" svg:d="M9906 21971l-5080-8255" svg:viewBox="0 0 5081 8256">
          <text:p/>
        </draw:connector>
        <draw:connector draw:style-name="gr1" draw:text-style-name="P1" draw:layer="layout" draw:type="line" svg:x1="9.017cm" svg:y1="20.003cm" svg:x2="4.826cm" svg:y2="13.716cm" draw:start-shape="id26" draw:start-glue-point="6" draw:end-shape="id14" draw:end-glue-point="8" svg:d="M9017 20003l-4191-6287" svg:viewBox="0 0 4192 6288">
          <text:p/>
        </draw:connector>
        <draw:connector draw:style-name="gr1" draw:text-style-name="P1" draw:layer="layout" draw:type="line" svg:x1="7.493cm" svg:y1="17.336cm" svg:x2="4.826cm" svg:y2="13.716cm" draw:start-shape="id27" draw:start-glue-point="6" draw:end-shape="id14" draw:end-glue-point="8" svg:d="M7493 17336l-2667-3620" svg:viewBox="0 0 2668 3621">
          <text:p/>
        </draw:connector>
        <draw:connector draw:style-name="gr1" draw:text-style-name="P1" draw:layer="layout" draw:type="line" svg:x1="18.288cm" svg:y1="24.194cm" svg:x2="18.478cm" svg:y2="11.938cm" draw:start-shape="id28" draw:start-glue-point="10" draw:end-shape="id8" draw:end-glue-point="8" svg:d="M18288 24194l190-12256" svg:viewBox="0 0 191 12257">
          <text:p/>
        </draw:connector>
        <draw:connector draw:style-name="gr1" draw:text-style-name="P1" draw:layer="layout" draw:type="line" svg:x1="18.796cm" svg:y1="25.019cm" svg:x2="18.478cm" svg:y2="11.938cm" draw:start-shape="id29" draw:start-glue-point="4" draw:end-shape="id8" draw:end-glue-point="8" svg:d="M18796 25019l-318-13081" svg:viewBox="0 0 319 13082">
          <text:p/>
        </draw:connector>
        <draw:connector draw:style-name="gr1" draw:text-style-name="P1" draw:layer="layout" draw:type="line" svg:x1="14.097cm" svg:y1="15.812cm" svg:x2="18.478cm" svg:y2="11.938cm" draw:start-shape="id30" draw:start-glue-point="10" draw:end-shape="id8" draw:end-glue-point="8" svg:d="M14097 15812l4381-3874" svg:viewBox="0 0 4382 3875">
          <text:p/>
        </draw:connector>
        <draw:connector draw:style-name="gr1" draw:text-style-name="P1" draw:layer="layout" draw:type="line" svg:x1="14.859cm" svg:y1="1.588cm" svg:x2="13.97cm" svg:y2="2.222cm" draw:start-shape="id31" draw:start-glue-point="6" draw:end-shape="id32" draw:end-glue-point="1" svg:d="M14859 1588l-889 634" svg:viewBox="0 0 890 635">
          <text:p/>
        </draw:connector>
        <draw:connector draw:style-name="gr1" draw:text-style-name="P1" draw:layer="layout" draw:type="line" svg:x1="16.764cm" svg:y1="3.366cm" svg:x2="13.97cm" svg:y2="2.222cm" draw:start-shape="id33" draw:start-glue-point="6" draw:end-shape="id32" draw:end-glue-point="1" svg:d="M16764 3366l-2794-1144" svg:viewBox="0 0 2795 1145">
          <text:p/>
        </draw:connector>
        <draw:connector draw:style-name="gr1" draw:text-style-name="P1" draw:layer="layout" draw:type="line" svg:x1="13.208cm" svg:y1="3.683cm" svg:x2="12.636cm" svg:y2="3.429cm" draw:start-shape="id34" draw:start-glue-point="4" draw:end-shape="id32" draw:end-glue-point="2" svg:d="M13208 3683l-572-254" svg:viewBox="0 0 573 255">
          <text:p/>
        </draw:connector>
        <draw:connector draw:style-name="gr1" draw:text-style-name="P1" draw:layer="layout" draw:type="line" svg:x1="7.493cm" svg:y1="2.667cm" svg:x2="4.908cm" svg:y2="2.159cm" draw:start-shape="id35" draw:start-glue-point="6" draw:end-shape="id6" draw:end-glue-point="8" svg:d="M7493 2667l-2585-508" svg:viewBox="0 0 2586 509">
          <text:p/>
        </draw:connector>
        <draw:custom-shape draw:style-name="gr4" draw:text-style-name="P4" xml:id="id6" draw:id="id6" draw:layer="layout" svg:width="8.001cm" svg:height="1.524cm" svg:x="0.908cm" svg:y="0.635cm">
          <text:p text:style-name="P3"><text:span text:style-name="T2">Security in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6.477cm" svg:height="3.302cm" svg:x="0.762cm" svg:y="2.921cm">
          <text:p text:style-name="P5"><text:span text:style-name="T3">Most implementation vulnerabilities are due to common types of implementation errors or common misconfigurations, so countering them greatly reduces security ris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5.842cm" svg:height="2.821cm" svg:x="0.635cm" svg:y="6.577cm">
          <text:p text:style-name="P7"><text:span text:style-name="T2">All of the most common important implementation vulnerability types (weaknesses)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24" draw:id="id24" draw:layer="layout" svg:width="7.62cm" svg:height="1.778cm" svg:x="1.016cm" svg:y="9.906cm">
          <text:p text:style-name="P5"><text:span text:style-name="T3">OWASP top 10 <text:s/>represents "a broad consensus [of] the most critical web application security flaws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4" draw:id="id4" draw:layer="layout" svg:width="5.334cm" svg:height="2.54cm" svg:x="6.35cm" svg:y="6.223cm">
          <text:p text:style-name="P7"><text:span text:style-name="T2">All of the most common known security-relevant misconfiguration error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4" draw:id="id14" draw:layer="layout" svg:width="5.334cm" svg:height="1.524cm" svg:x="2.159cm" svg:y="12.192cm">
          <text:p text:style-name="P7"><text:span text:style-name="T2">All OWASP top 10 <text:s/>(2013 &amp; 2017)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5.461cm" svg:height="1.524cm" svg:x="8.89cm" svg:y="9.271cm">
          <text:p text:style-name="P7"><text:span text:style-name="T2">Entire most-relevant security guide appli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3" draw:id="id13" draw:layer="layout" svg:width="3.556cm" svg:height="2.286cm" svg:x="0.762cm" svg:y="13.716cm">
          <text:p text:style-name="P9"><text:span text:style-name="T4">1. Injection (includuing SQL injection)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5" draw:id="id15" draw:layer="layout" svg:width="4.064cm" svg:height="2.54cm" svg:x="0.635cm" svg:y="16.256cm">
          <text:p text:style-name="P9"><text:span text:style-name="T4">2. Broken Authenti-cation and Session Management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16" draw:id="id16" draw:layer="layout" svg:width="4.954cm" svg:height="1.778cm" draw:transform="skewX (-0.0141371669411541) rotate (-0.0141371669411543) translate (0.634cm 18.853cm)">
          <text:p text:style-name="P9"><text:span text:style-name="T4">3. Cross-site scripting (XSS) countered </text:span><text:span text:style-name="T5">{esp. by SafeBuffer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7" draw:id="id17" draw:layer="layout" svg:width="3.937cm" svg:height="2.286cm" svg:x="1.016cm" svg:y="20.701cm">
          <text:p text:style-name="P9"><text:span text:style-name="T4">4. Insecure Direct Object Reference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8" draw:id="id18" draw:layer="layout" svg:width="4.064cm" svg:height="1.905cm" svg:x="0.635cm" svg:y="22.987cm">
          <text:p text:style-name="P9"><text:span text:style-name="T4">5. Security Misconfiguration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9" draw:id="id19" draw:layer="layout" svg:width="3.937cm" svg:height="1.905cm" svg:x="0.962cm" svg:y="25.4cm">
          <text:p text:style-name="P9"><text:span text:style-name="T4">6. Sensitive Data Exposure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20" draw:id="id20" draw:layer="layout" svg:width="3.937cm" svg:height="1.905cm" svg:x="5.588cm" svg:y="25.4cm">
          <text:p text:style-name="P9"><text:span text:style-name="T4">7. Missing Access Control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21" draw:id="id21" draw:layer="layout" svg:width="3.429cm" svg:height="1.524cm" svg:x="5.969cm" svg:y="23.749cm">
          <text:p text:style-name="P9"><text:span text:style-name="T4">8. CSRF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22" draw:id="id22" draw:layer="layout" svg:width="3.81cm" svg:height="1.905cm" svg:x="9.752cm" svg:y="25.373cm">
          <text:p text:style-name="P9"><text:span text:style-name="T4">9. Known Vulnera-bilitie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36" draw:id="id36" draw:layer="layout" svg:width="3.61cm" svg:height="2.794cm" svg:x="11.757cm" svg:y="6.477cm">
          <text:p text:style-name="P7"><text:span text:style-name="T2">Public vulner-ability infor-mation monito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2.285cm" svg:y1="6.886cm" svg:x2="4.908cm" svg:y2="2.159cm" draw:start-shape="id36" draw:start-glue-point="5" draw:end-shape="id6" draw:end-glue-point="8" svg:d="M12285 6886l-7377-4727" svg:viewBox="0 0 7378 4728">
          <text:p/>
        </draw:connector>
        <draw:custom-shape draw:style-name="gr21" draw:text-style-name="P10" xml:id="id23" draw:id="id23" draw:layer="layout" svg:width="4.445cm" svg:height="2.286cm" svg:x="9.525cm" svg:y="22.86cm">
          <text:p text:style-name="P9"><text:span text:style-name="T4">10. Unvalidated Redirects and Forwards count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25" draw:id="id25" draw:layer="layout" svg:width="3.429cm" svg:height="1.524cm" svg:x="9.906cm" svg:y="21.209cm">
          <text:p text:style-name="P9"><text:span text:style-name="T4">11. XXE countered (2017 A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26" draw:id="id26" draw:layer="layout" svg:width="4.318cm" svg:height="2.413cm" svg:x="9.017cm" svg:y="18.796cm">
          <text:p text:style-name="P9"><text:span text:style-name="T4">12. Insecure Deserialization countered (2017 A8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27" draw:id="id27" draw:layer="layout" svg:width="4.318cm" svg:height="2.413cm" svg:x="7.493cm" svg:y="16.129cm">
          <text:p text:style-name="P9"><text:span text:style-name="T4">13. Insufficient Logging and Monitoring countered (2017 A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35" draw:id="id35" draw:layer="layout" svg:width="3.302cm" svg:height="1.778cm" svg:x="7.493cm" svg:y="1.778cm">
          <text:p text:style-name="P7"><text:span text:style-name="T2">Reused software is sec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32" draw:id="id32" draw:layer="layout" svg:width="2.667cm" svg:height="2.413cm" svg:x="11.303cm" svg:y="1.016cm">
          <text:p text:style-name="P5"><text:span text:style-name="T3">Often appro-priate to reuse soft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31" draw:id="id31" draw:layer="layout" svg:width="3.81cm" svg:height="1.905cm" svg:x="14.859cm" svg:y="0.635cm">
          <text:p text:style-name="P7"><text:span text:style-name="T2">Reused software is reviewed before 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xml:id="id33" draw:id="id33" draw:layer="layout" svg:width="3.81cm" svg:height="1.905cm" svg:x="16.764cm" svg:y="2.413cm">
          <text:p text:style-name="P7"><text:span text:style-name="T2">Reused software is authen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xml:id="id34" draw:id="id34" draw:layer="layout" svg:width="3.81cm" svg:height="1.651cm" svg:x="11.303cm" svg:y="3.683cm">
          <text:p text:style-name="P7"><text:span text:style-name="T2">Package managers 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1.303cm" svg:y1="2.222cm" svg:x2="10.795cm" svg:y2="2.667cm" draw:start-shape="id32" draw:start-glue-point="3" draw:end-shape="id35" draw:end-glue-point="10" svg:d="M11303 2222l-508 445" svg:viewBox="0 0 509 446">
          <text:p/>
        </draw:connector>
        <draw:custom-shape draw:style-name="gr30" draw:text-style-name="P8" xml:id="id38" draw:id="id38" draw:layer="layout" svg:width="3.81cm" svg:height="1.905cm" svg:x="16.891cm" svg:y="4.572cm">
          <text:p text:style-name="P7"><text:span text:style-name="T2">Special analysis justifies excep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xml:id="id37" draw:id="id37" draw:layer="layout" svg:width="3.048cm" svg:height="2.032cm" svg:x="14.478cm" svg:y="4.699cm">
          <text:p text:style-name="P7"><text:span text:style-name="T2">Known vulnera-bilities det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002cm" svg:y1="4.699cm" svg:x2="13.971cm" svg:y2="2.223cm" draw:start-shape="id37" draw:start-glue-point="4" svg:d="M16002 4699l-2031-2476" svg:viewBox="0 0 2032 2477">
          <text:p/>
        </draw:connector>
        <draw:connector draw:style-name="gr1" draw:text-style-name="P1" draw:layer="layout" draw:type="line" svg:x1="17.449cm" svg:y1="4.851cm" svg:x2="13.971cm" svg:y2="2.223cm" draw:start-shape="id38" draw:start-glue-point="5" svg:d="M17449 4851l-3478-2628" svg:viewBox="0 0 3479 2629">
          <text:p/>
        </draw:connector>
        <draw:custom-shape draw:style-name="gr32" draw:text-style-name="P8" xml:id="id8" draw:id="id8" draw:layer="layout" svg:width="3.683cm" svg:height="1.27cm" svg:x="16.637cm" svg:y="10.668cm">
          <text:p text:style-name="P7"><text:span text:style-name="T2">Hardening appli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10" draw:id="id10" draw:layer="layout" svg:width="6.096cm" svg:height="1.524cm" svg:x="8.636cm" svg:y="11.176cm">
          <text:p text:style-name="P7"><text:span text:style-name="T2">HTTPS use enforced </text:span><text:span text:style-name="T6">{including by HSTS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7" draw:id="id7" draw:layer="layout" svg:width="5.715cm" svg:height="1.905cm" svg:x="8.255cm" svg:y="12.827cm">
          <text:p text:style-name="P7"><text:span text:style-name="T2">Outgoing HTTP headers hardened including restrictive C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xml:id="id30" draw:id="id30" draw:layer="layout" svg:width="2.921cm" svg:height="1.397cm" svg:x="11.176cm" svg:y="15.113cm">
          <text:p text:style-name="P7"><text:span text:style-name="T2">Cookies lim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8" xml:id="id11" draw:id="id11" draw:layer="layout" svg:width="3.302cm" svg:height="1.651cm" svg:x="12.192cm" svg:y="16.891cm">
          <text:p text:style-name="P7"><text:span text:style-name="T2">CSRF tokens harde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9" draw:id="id9" draw:layer="layout" svg:width="3.302cm" svg:height="1.651cm" svg:x="13.716cm" svg:y="18.796cm">
          <text:p text:style-name="P7"><text:span text:style-name="T2">Incoming rate limits enforc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8" xml:id="id12" draw:id="id12" draw:layer="layout" svg:width="3.302cm" svg:height="1.905cm" svg:x="14.097cm" svg:y="21.082cm">
          <text:p text:style-name="P7"><text:span text:style-name="T2">Outgoing email rate limits enforc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28" draw:id="id28" draw:layer="layout" svg:width="4.064cm" svg:height="1.905cm" svg:x="14.224cm" svg:y="23.241cm">
          <text:p text:style-name="P7"><text:span text:style-name="T2">Email <text:s/>addresses encryp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xml:id="id29" draw:id="id29" draw:layer="layout" svg:width="3.302cm" svg:height="1.524cm" svg:x="17.145cm" svg:y="25.019cm">
          <text:p text:style-name="P7"><text:span text:style-name="T2">Gravatar restri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xml:id="id5" draw:id="id5" draw:layer="layout" svg:width="4.826cm" svg:height="2.159cm" svg:x="15.494cm" svg:y="8.001cm">
          <text:p text:style-name="P5"><text:span text:style-name="T3">Hardening can reduce or eliminate the impact of defects in some ca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.478cm" svg:y1="10.668cm" svg:x2="17.907cm" svg:y2="10.16cm" draw:start-shape="id8" draw:start-glue-point="4" draw:end-shape="id5" draw:end-glue-point="2" svg:d="M18478 10668l-571-508" svg:viewBox="0 0 572 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3T10:32:29.992809403</dc:date>
    <meta:editing-duration>PT2H8M57S</meta:editing-duration>
    <meta:editing-cycles>50</meta:editing-cycles>
    <meta:generator>LibreOffice/6.4.6.2$MacOSX_X86_64 LibreOffice_project/0ce51a4fd21bff07a5c061082cc82c5ed232f115</meta:generator>
    <meta:document-statistic meta:object-count="77"/>
  </office:meta>
</office:document-meta>
</file>